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troduction:</text:p>
      <text:p text:style-name="Normal">Interpersonal skills are the skills we use every day when communicating and interacting with other people. This can be as simple as having a meeting with your team on a project, to talking to co-workers in the break room. Whatever industry you are in, building great interpersonal skills, will create a positive work environment and improve<text:s/>your business altogether. Let’s look at the ways in which you can become more interpersonal savvy.</text:p>
      <text:p text:style-name="Normal"/>
      <text:p text:style-name="Normal">Attributes:</text:p>
      <text:p text:style-name="Normal">A person who is interpersonal savvy, should have mastered each of these qualities. To start with: a person should relate with all kinds of people, inside and out of the organisation.</text:p>
      <text:p text:style-name="Normal"/>
      <text:p text:style-name="Normal">As well a person should be able to build appropriate rapport. What this means is that a person should be abl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agen Prince</meta:initial-creator>
    <dc:creator>Reagen Prince</dc:creator>
    <meta:creation-date>2019-02-25T17:02:00Z</meta:creation-date>
    <dc:date>2019-02-25T17:35:00Z</dc:date>
    <meta:template xlink:href="Normal" xlink:type="simple"/>
    <meta:editing-cycles>1</meta:editing-cycles>
    <meta:editing-duration>PT1980S</meta:editing-duration>
    <meta:document-statistic meta:page-count="1" meta:paragraph-count="1" meta:word-count="113" meta:character-count="761" meta:row-count="5" meta:non-whitespace-character-count="649"/>
  </office:meta>
</office:document-meta>
</file>